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5.02pt" svg:height="279.33pt" svg:x="376.16pt" svg:y="17.32pt">
            <loext:p draw:notify-on-update-of-ranges="Sheet1.A9:Sheet1.A11 Sheet1.B8:Sheet1.B8 Sheet1.B9:Sheet1.B11 Sheet1.C8:Sheet1.C8 Sheet1.C9:Sheet1.C11 Sheet1.D8:Sheet1.D8 Sheet1.D9:Sheet1.D11 Sheet1.E8:Sheet1.E8 Sheet1.E9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376.98pt" svg:y="310.96pt">
            <loext:p draw:notify-on-update-of-ranges="Sheet1.A38:Sheet1.A40 Sheet1.B37:Sheet1.B37 Sheet1.B38:Sheet1.B40 Sheet1.C37:Sheet1.C37 Sheet1.C38:Sheet1.C40 Sheet1.D37:Sheet1.D37 Sheet1.D38:Sheet1.D40 Sheet1.E37:Sheet1.E37 Sheet1.E38:Sheet1.E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Org-Pluto</text:p>
          </table:table-cell>
          <table:table-cell office:value-type="string" calcext:value-type="string">
            <text:p>Comp-Pluto</text:p>
          </table:table-cell>
        </table:table-row>
        <table:table-row table:style-name="ro1">
          <table:table-cell office:value-type="string" calcext:value-type="string">
            <text:p>Haswell x12</text:p>
          </table:table-cell>
          <table:table-cell office:value-type="float" office:value="8.364" calcext:value-type="float">
            <text:p>8.364</text:p>
          </table:table-cell>
          <table:table-cell office:value-type="float" office:value="5.263" calcext:value-type="float">
            <text:p>5.263</text:p>
          </table:table-cell>
          <table:table-cell office:value-type="float" office:value="36.803" calcext:value-type="float">
            <text:p>36.80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ARM Cortex A-15 4x</text:p>
          </table:table-cell>
          <table:table-cell office:value-type="float" office:value="13403" calcext:value-type="float">
            <text:p>13403</text:p>
          </table:table-cell>
          <table:table-cell office:value-type="float" office:value="7145" calcext:value-type="float">
            <text:p>7145</text:p>
          </table:table-cell>
          <table:table-cell office:value-type="float" office:value="4350" calcext:value-type="float">
            <text:p>435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ARM Cortex A-7 4x</text:p>
          </table:table-cell>
          <table:table-cell office:value-type="float" office:value="45140" calcext:value-type="float">
            <text:p>45140</text:p>
          </table:table-cell>
          <table:table-cell office:value-type="float" office:value="25888" calcext:value-type="float">
            <text:p>25888</text:p>
          </table:table-cell>
          <table:table-cell office:value-type="float" office:value="9827" calcext:value-type="float">
            <text:p>9827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Orginal-Pluto</text:p>
          </table:table-cell>
          <table:table-cell office:value-type="string" calcext:value-type="string">
            <text:p>Composed-Pluto</text:p>
          </table:table-cell>
        </table:table-row>
        <table:table-row table:style-name="ro1">
          <table:table-cell office:value-type="string" calcext:value-type="string">
            <text:p>Haswell x12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0.629244380679101" calcext:value-type="float">
            <text:p>0.6292443807</text:p>
          </table:table-cell>
          <table:table-cell table:formula="of:=[.D4]/[.$B$4]" office:value-type="float" office:value="4.40016738402678" calcext:value-type="float">
            <text:p>4.400167384</text:p>
          </table:table-cell>
          <table:table-cell table:formula="of:=[.E4]/[.$B$4]" office:value-type="float" office:value="2.59445241511239" calcext:value-type="float">
            <text:p>2.5944524151</text:p>
          </table:table-cell>
        </table:table-row>
        <table:table-row table:style-name="ro1">
          <table:table-cell office:value-type="string" calcext:value-type="string">
            <text:p>ARM Cortex A-15 4x</text:p>
          </table:table-cell>
          <table:table-cell table:formula="of:=[.B5]/[.$B$5]" office:value-type="float" office:value="1" calcext:value-type="float">
            <text:p>1</text:p>
          </table:table-cell>
          <table:table-cell table:formula="of:=[.C5]/[.$B$5]" office:value-type="float" office:value="0.533089606804447" calcext:value-type="float">
            <text:p>0.5330896068</text:p>
          </table:table-cell>
          <table:table-cell table:formula="of:=[.D5]/[.$B$5]" office:value-type="float" office:value="0.324554204282623" calcext:value-type="float">
            <text:p>0.3245542043</text:p>
          </table:table-cell>
          <table:table-cell table:formula="of:=[.E5]/[.$B$5]" office:value-type="float" office:value="0.316347086473178" calcext:value-type="float">
            <text:p>0.3163470865</text:p>
          </table:table-cell>
        </table:table-row>
        <table:table-row table:style-name="ro1">
          <table:table-cell office:value-type="string" calcext:value-type="string">
            <text:p>ARM Cortex A-7 4x</text:p>
          </table:table-cell>
          <table:table-cell table:formula="of:=[.B6]/[.$B$6]" office:value-type="float" office:value="1" calcext:value-type="float">
            <text:p>1</text:p>
          </table:table-cell>
          <table:table-cell table:formula="of:=[.C6]/[.$B$6]" office:value-type="float" office:value="0.573504652193177" calcext:value-type="float">
            <text:p>0.5735046522</text:p>
          </table:table-cell>
          <table:table-cell table:formula="of:=[.D6]/[.$B$6]" office:value-type="float" office:value="0.217700487372618" calcext:value-type="float">
            <text:p>0.2177004874</text:p>
          </table:table-cell>
          <table:table-cell table:formula="of:=[.E6]/[.$B$6]" office:value-type="float" office:value="0.194793974302171" calcext:value-type="float">
            <text:p>0.1947939743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Org-Pluto</text:p>
          </table:table-cell>
          <table:table-cell office:value-type="string" calcext:value-type="string">
            <text:p>Comp-Pluto</text:p>
          </table:table-cell>
        </table:table-row>
        <table:table-row table:style-name="ro1">
          <table:table-cell office:value-type="string" calcext:value-type="string">
            <text:p>Haswell x12</text:p>
          </table:table-cell>
          <table:table-cell office:value-type="float" office:value="1570" calcext:value-type="float">
            <text:p>1570</text:p>
          </table:table-cell>
          <table:table-cell office:value-type="float" office:value="805" calcext:value-type="float">
            <text:p>805</text:p>
          </table:table-cell>
          <table:table-cell office:value-type="float" office:value="6209" calcext:value-type="float">
            <text:p>6209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ARM Cortex A-15 4x</text:p>
          </table:table-cell>
          <table:table-cell office:value-type="float" office:value="63.03" calcext:value-type="float">
            <text:p>63.03</text:p>
          </table:table-cell>
          <table:table-cell office:value-type="float" office:value="31.7" calcext:value-type="float">
            <text:p>31.7</text:p>
          </table:table-cell>
          <table:table-cell office:value-type="float" office:value="21.7" calcext:value-type="float">
            <text:p>21.7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string" calcext:value-type="string">
            <text:p>ARM Cortex A-7 4x</text:p>
          </table:table-cell>
          <table:table-cell office:value-type="float" office:value="33.54" calcext:value-type="float">
            <text:p>33.54</text:p>
          </table:table-cell>
          <table:table-cell office:value-type="float" office:value="18.13" calcext:value-type="float">
            <text:p>18.13</text:p>
          </table:table-cell>
          <table:table-cell office:value-type="float" office:value="8.5" calcext:value-type="float">
            <text:p>8.5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Orginal-Pluto</text:p>
          </table:table-cell>
          <table:table-cell office:value-type="string" calcext:value-type="string">
            <text:p>Composed-Pluto</text:p>
          </table:table-cell>
        </table:table-row>
        <table:table-row table:style-name="ro1">
          <table:table-cell office:value-type="string" calcext:value-type="string">
            <text:p>Haswell x12</text:p>
          </table:table-cell>
          <table:table-cell table:formula="of:=[.B33]/[.$B$33]" office:value-type="float" office:value="1" calcext:value-type="float">
            <text:p>1</text:p>
          </table:table-cell>
          <table:table-cell table:formula="of:=[.C33]/[.$B$33]" office:value-type="float" office:value="0.512738853503185" calcext:value-type="float">
            <text:p>0.5127388535</text:p>
          </table:table-cell>
          <table:table-cell table:formula="of:=[.D33]/[.$B$33]" office:value-type="float" office:value="3.95477707006369" calcext:value-type="float">
            <text:p>3.9547770701</text:p>
          </table:table-cell>
          <table:table-cell table:formula="of:=[.E33]/[.$B$33]" office:value-type="float" office:value="2.13248407643312" calcext:value-type="float">
            <text:p>2.1324840764</text:p>
          </table:table-cell>
        </table:table-row>
        <table:table-row table:style-name="ro1">
          <table:table-cell office:value-type="string" calcext:value-type="string">
            <text:p>ARM Cortex A-15 4x</text:p>
          </table:table-cell>
          <table:table-cell table:formula="of:=[.B34]/[.$B$34]" office:value-type="float" office:value="1" calcext:value-type="float">
            <text:p>1</text:p>
          </table:table-cell>
          <table:table-cell table:formula="of:=[.C34]/[.$B$34]" office:value-type="float" office:value="0.502935110264953" calcext:value-type="float">
            <text:p>0.5029351103</text:p>
          </table:table-cell>
          <table:table-cell table:formula="of:=[.D34]/[.$B$34]" office:value-type="float" office:value="0.344280501348564" calcext:value-type="float">
            <text:p>0.3442805013</text:p>
          </table:table-cell>
          <table:table-cell table:formula="of:=[.E34]/[.$B$34]" office:value-type="float" office:value="0.312232270347454" calcext:value-type="float">
            <text:p>0.3122322703</text:p>
          </table:table-cell>
        </table:table-row>
        <table:table-row table:style-name="ro1">
          <table:table-cell office:value-type="string" calcext:value-type="string">
            <text:p>ARM Cortex A-7 4x</text:p>
          </table:table-cell>
          <table:table-cell table:formula="of:=[.B35]/[.$B$35]" office:value-type="float" office:value="1" calcext:value-type="float">
            <text:p>1</text:p>
          </table:table-cell>
          <table:table-cell table:formula="of:=[.C35]/[.$B$35]" office:value-type="float" office:value="0.540548598688134" calcext:value-type="float">
            <text:p>0.5405485987</text:p>
          </table:table-cell>
          <table:table-cell table:formula="of:=[.D35]/[.$B$35]" office:value-type="float" office:value="0.253428741800835" calcext:value-type="float">
            <text:p>0.2534287418</text:p>
          </table:table-cell>
          <table:table-cell table:formula="of:=[.E35]/[.$B$35]" office:value-type="float" office:value="0.207811568276685" calcext:value-type="float">
            <text:p>0.2078115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4:10:10.227098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onilla</meta:initial-creator>
    <meta:creation-date>2015-10-30T10:41:51.269688721</meta:creation-date>
    <dc:date>2015-10-30T14:11:21.744265873</dc:date>
    <dc:creator>Daniel Bonilla</dc:creator>
    <meta:editing-duration>PT2H39M29S</meta:editing-duration>
    <meta:editing-cycles>7</meta:editing-cycles>
    <meta:generator>LibreOffice/5.0.3.2$Linux_X86_64 LibreOffice_project/00m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53cm" svg:height="9.855cm" xlink:href=".." xlink:type="simple" chart:class="chart:bar" chart:style-name="ch1">
        <chart:legend chart:legend-position="end" svg:x="12.758cm" svg:y="3.881cm" style:legend-expansion="high" chart:style-name="ch2"/>
        <chart:plot-area chart:style-name="ch3" table:cell-range-address="Sheet1.A9:Sheet1.E11 Sheet1.B8:Sheet1.E8" chart:data-source-has-labels="both" svg:x="1.332cm" svg:y="0.197cm" svg:width="11.105cm" svg:height="8.48cm">
          <chartooo:coordinate-region svg:x="2.059cm" svg:y="0.396cm" svg:width="10.378cm" svg:height="7.634cm"/>
          <chart:axis chart:dimension="x" chart:name="primary-x" chart:style-name="ch4" chartooo:axis-type="auto">
            <chartooo:date-scale/>
            <chart:title svg:x="5.967cm" svg:y="8.874cm" chart:style-name="ch5">
              <text:p>Architecture</text:p>
            </chart:title>
            <chart:categories table:cell-range-address="Sheet1.A9:Sheet1.A11"/>
          </chart:axis>
          <chart:axis chart:dimension="y" chart:name="primary-y" chart:style-name="ch6">
            <chart:title svg:x="0.451cm" svg:y="6.558cm" chart:style-name="ch7">
              <text:p>Execution Time (Normalized)</text:p>
            </chart:title>
            <chart:grid chart:style-name="ch8" chart:class="major"/>
          </chart:axis>
          <chart:series chart:style-name="ch9" chart:values-cell-range-address="Sheet1.B9:Sheet1.B11" chart:label-cell-address="Sheet1.B8:Sheet1.B8" chart:class="chart:bar">
            <chart:data-point chart:repeated="3"/>
          </chart:series>
          <chart:series chart:style-name="ch10" chart:values-cell-range-address="Sheet1.C9:Sheet1.C11" chart:label-cell-address="Sheet1.C8:Sheet1.C8" chart:class="chart:bar">
            <chart:data-point chart:repeated="3"/>
          </chart:series>
          <chart:series chart:style-name="ch11" chart:values-cell-range-address="Sheet1.D9:Sheet1.D11" chart:label-cell-address="Sheet1.D8:Sheet1.D8" chart:class="chart:bar">
            <chart:data-point chart:repeated="3"/>
          </chart:series>
          <chart:series chart:style-name="ch12" chart:values-cell-range-address="Sheet1.E9:Sheet1.E11" chart:label-cell-address="Sheet1.E8:Sheet1.E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8:Sheet1.B8</svg:desc>
                </draw:g>
              </table:table-cell>
              <table:table-cell office:value-type="string">
                <text:p>Composed</text:p>
                <draw:g>
                  <svg:desc>Sheet1.C8:Sheet1.C8</svg:desc>
                </draw:g>
              </table:table-cell>
              <table:table-cell office:value-type="string">
                <text:p>Orginal-Pluto</text:p>
                <draw:g>
                  <svg:desc>Sheet1.D8:Sheet1.D8</svg:desc>
                </draw:g>
              </table:table-cell>
              <table:table-cell office:value-type="string">
                <text:p>Composed-Pluto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well x12</text:p>
                <draw:g>
                  <svg:desc>Sheet1.A9:Sheet1.A11</svg:desc>
                </draw:g>
              </table:table-cell>
              <table:table-cell office:value-type="float" office:value="1">
                <text:p>1</text:p>
                <draw:g>
                  <svg:desc>Sheet1.B9:Sheet1.B11</svg:desc>
                </draw:g>
              </table:table-cell>
              <table:table-cell office:value-type="float" office:value="0.629244380679101">
                <text:p>0.629244380679101</text:p>
                <draw:g>
                  <svg:desc>Sheet1.C9:Sheet1.C11</svg:desc>
                </draw:g>
              </table:table-cell>
              <table:table-cell office:value-type="float" office:value="4.40016738402678">
                <text:p>4.40016738402678</text:p>
                <draw:g>
                  <svg:desc>Sheet1.D9:Sheet1.D11</svg:desc>
                </draw:g>
              </table:table-cell>
              <table:table-cell office:value-type="float" office:value="2.59445241511239">
                <text:p>2.59445241511239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ARM Cortex A-15 4x</text:p>
              </table:table-cell>
              <table:table-cell office:value-type="float" office:value="1">
                <text:p>1</text:p>
              </table:table-cell>
              <table:table-cell office:value-type="float" office:value="0.533089606804447">
                <text:p>0.533089606804447</text:p>
              </table:table-cell>
              <table:table-cell office:value-type="float" office:value="0.324554204282623">
                <text:p>0.324554204282623</text:p>
              </table:table-cell>
              <table:table-cell office:value-type="float" office:value="0.316347086473178">
                <text:p>0.316347086473178</text:p>
              </table:table-cell>
            </table:table-row>
            <table:table-row>
              <table:table-cell office:value-type="string">
                <text:p>ARM Cortex A-7 4x</text:p>
              </table:table-cell>
              <table:table-cell office:value-type="float" office:value="1">
                <text:p>1</text:p>
              </table:table-cell>
              <table:table-cell office:value-type="float" office:value="0.573504652193177">
                <text:p>0.573504652193177</text:p>
              </table:table-cell>
              <table:table-cell office:value-type="float" office:value="0.217700487372618">
                <text:p>0.217700487372618</text:p>
              </table:table-cell>
              <table:table-cell office:value-type="float" office:value="0.194793974302171">
                <text:p>0.194793974302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703cm" svg:y="3.457cm" style:legend-expansion="high" chart:style-name="ch2"/>
        <chart:plot-area chart:style-name="ch3" table:cell-range-address="Sheet1.A38:Sheet1.E40 Sheet1.B37:Sheet1.E37" chart:data-source-has-labels="both" svg:x="1.33cm" svg:y="0.18cm" svg:width="11.054cm" svg:height="7.665cm">
          <chartooo:coordinate-region svg:x="2.057cm" svg:y="0.379cm" svg:width="10.327cm" svg:height="6.819cm"/>
          <chart:axis chart:dimension="x" chart:name="primary-x" chart:style-name="ch4" chartooo:axis-type="auto">
            <chartooo:date-scale/>
            <chart:title svg:x="5.94cm" svg:y="8.025cm" chart:style-name="ch5">
              <text:p>Architecture</text:p>
            </chart:title>
            <chart:categories table:cell-range-address="Sheet1.A38:Sheet1.A40"/>
          </chart:axis>
          <chart:axis chart:dimension="y" chart:name="primary-y" chart:style-name="ch6">
            <chart:title svg:x="0.451cm" svg:y="6.57cm" chart:style-name="ch7">
              <text:p>Energy Consumption (Normalized)</text:p>
            </chart:title>
            <chart:grid chart:style-name="ch8" chart:class="major"/>
          </chart:axis>
          <chart:series chart:style-name="ch9" chart:values-cell-range-address="Sheet1.B38:Sheet1.B40" chart:label-cell-address="Sheet1.B37:Sheet1.B37" chart:class="chart:bar">
            <chart:data-point chart:repeated="3"/>
          </chart:series>
          <chart:series chart:style-name="ch10" chart:values-cell-range-address="Sheet1.C38:Sheet1.C40" chart:label-cell-address="Sheet1.C37:Sheet1.C37" chart:class="chart:bar">
            <chart:data-point chart:repeated="3"/>
          </chart:series>
          <chart:series chart:style-name="ch11" chart:values-cell-range-address="Sheet1.D38:Sheet1.D40" chart:label-cell-address="Sheet1.D37:Sheet1.D37" chart:class="chart:bar">
            <chart:data-point chart:repeated="3"/>
          </chart:series>
          <chart:series chart:style-name="ch12" chart:values-cell-range-address="Sheet1.E38:Sheet1.E40" chart:label-cell-address="Sheet1.E37:Sheet1.E3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37:Sheet1.B37</svg:desc>
                </draw:g>
              </table:table-cell>
              <table:table-cell office:value-type="string">
                <text:p>Composed</text:p>
                <draw:g>
                  <svg:desc>Sheet1.C37:Sheet1.C37</svg:desc>
                </draw:g>
              </table:table-cell>
              <table:table-cell office:value-type="string">
                <text:p>Orginal-Pluto</text:p>
                <draw:g>
                  <svg:desc>Sheet1.D37:Sheet1.D37</svg:desc>
                </draw:g>
              </table:table-cell>
              <table:table-cell office:value-type="string">
                <text:p>Composed-Pluto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well x12</text:p>
                <draw:g>
                  <svg:desc>Sheet1.A38:Sheet1.A40</svg:desc>
                </draw:g>
              </table:table-cell>
              <table:table-cell office:value-type="float" office:value="1">
                <text:p>1</text:p>
                <draw:g>
                  <svg:desc>Sheet1.B38:Sheet1.B40</svg:desc>
                </draw:g>
              </table:table-cell>
              <table:table-cell office:value-type="float" office:value="0.512738853503185">
                <text:p>0.512738853503185</text:p>
                <draw:g>
                  <svg:desc>Sheet1.C38:Sheet1.C40</svg:desc>
                </draw:g>
              </table:table-cell>
              <table:table-cell office:value-type="float" office:value="3.95477707006369">
                <text:p>3.95477707006369</text:p>
                <draw:g>
                  <svg:desc>Sheet1.D38:Sheet1.D40</svg:desc>
                </draw:g>
              </table:table-cell>
              <table:table-cell office:value-type="float" office:value="2.13248407643312">
                <text:p>2.13248407643312</text:p>
                <draw:g>
                  <svg:desc>Sheet1.E38:Sheet1.E40</svg:desc>
                </draw:g>
              </table:table-cell>
            </table:table-row>
            <table:table-row>
              <table:table-cell office:value-type="string">
                <text:p>ARM Cortex A-15 4x</text:p>
              </table:table-cell>
              <table:table-cell office:value-type="float" office:value="1">
                <text:p>1</text:p>
              </table:table-cell>
              <table:table-cell office:value-type="float" office:value="0.502935110264953">
                <text:p>0.502935110264953</text:p>
              </table:table-cell>
              <table:table-cell office:value-type="float" office:value="0.344280501348564">
                <text:p>0.344280501348564</text:p>
              </table:table-cell>
              <table:table-cell office:value-type="float" office:value="0.312232270347454">
                <text:p>0.312232270347454</text:p>
              </table:table-cell>
            </table:table-row>
            <table:table-row>
              <table:table-cell office:value-type="string">
                <text:p>ARM Cortex A-7 4x</text:p>
              </table:table-cell>
              <table:table-cell office:value-type="float" office:value="1">
                <text:p>1</text:p>
              </table:table-cell>
              <table:table-cell office:value-type="float" office:value="0.540548598688134">
                <text:p>0.540548598688134</text:p>
              </table:table-cell>
              <table:table-cell office:value-type="float" office:value="0.253428741800835">
                <text:p>0.253428741800835</text:p>
              </table:table-cell>
              <table:table-cell office:value-type="float" office:value="0.207811568276685">
                <text:p>0.207811568276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